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Kh Battambang" svg:font-family="'Kh Battamban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Kh Battambang" fo:font-size="11pt" officeooo:rsid="0003b695" officeooo:paragraph-rsid="0003b695" style:font-size-asian="11pt" style:font-name-complex="Kh Battambang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Kh Battambang" fo:font-size="20pt" fo:font-weight="bold" officeooo:rsid="0004d050" officeooo:paragraph-rsid="0004d050" style:font-size-asian="20pt" style:font-weight-asian="bold" style:font-name-complex="Kh Battambang" style:font-size-complex="20pt" style:font-weight-complex="bold"/>
    </style:style>
    <style:style style:name="P3" style:family="paragraph" style:parent-style-name="Standard">
      <style:text-properties fo:color="#ffffff" loext:opacity="100%" style:font-name="Kh Battambang" fo:font-size="11pt" officeooo:rsid="0003b695" officeooo:paragraph-rsid="0003b695" fo:background-color="#468a1a" style:font-size-asian="11pt" style:font-name-complex="Kh Battambang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e 04/Aug/21</text:p>
      <text:p text:style-name="P1"/>
      <text:p text:style-name="P2">Graph</text:p>
      <text:p text:style-name="P1"/>
      <text:p text:style-name="P1">Graph have 2:</text:p>
      <text:p text:style-name="P1">- Direct graph</text:p>
      <text:p text:style-name="P1">- unDirect graph</text:p>
      <text:p text:style-name="P1"/>
      <text:p text:style-name="P1">E ជាខ្សែរដែលភ្ជាប់ពីNode 1 ទៅកាន់Node 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Kh Battambang" svg:font-family="'Kh Battamban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04T07:55:02.535030412</meta:creation-date>
    <dc:date>2021-08-04T08:00:31.150204572</dc:date>
    <meta:editing-duration>PT5M29S</meta:editing-duration>
    <meta:editing-cycles>2</meta:editing-cycles>
    <meta:generator>LibreOffice/7.1.4.2$MacOSX_X86_64 LibreOffice_project/a529a4fab45b75fefc5b6226684193eb000654f6</meta:generator>
    <meta:document-statistic meta:table-count="0" meta:image-count="0" meta:object-count="0" meta:page-count="1" meta:paragraph-count="6" meta:word-count="17" meta:character-count="90" meta:non-whitespace-character-count="79"/>
  </office:meta>
</office:document-meta>
</file>